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23.6cm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20cm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19.4cm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4.3cm"/>
    </style:style>
    <style:style style:name="gr5" style:family="graphic" style:parent-style-name="standard">
      <style:graphic-properties draw:textarea-horizontal-align="justify" draw:textarea-vertical-align="middle" draw:auto-grow-height="false" fo:min-height="2.45cm" fo:min-width="11.1cm"/>
    </style:style>
    <style:style style:name="gr6" style:family="graphic" style:parent-style-name="standard">
      <style:graphic-properties draw:textarea-horizontal-align="justify" draw:textarea-vertical-align="middle" draw:auto-grow-height="false" fo:min-height="0.45cm" fo:min-width="1.5cm"/>
    </style:style>
    <style:style style:name="gr7" style:family="graphic" style:parent-style-name="standard">
      <style:graphic-properties draw:textarea-horizontal-align="justify" draw:textarea-vertical-align="middle" draw:auto-grow-height="false" fo:min-height="0.45cm" fo:min-width="1.3cm"/>
    </style:style>
    <style:style style:name="gr8" style:family="graphic" style:parent-style-name="standard">
      <style:graphic-properties draw:textarea-horizontal-align="justify" draw:textarea-vertical-align="middle" draw:auto-grow-height="false" fo:min-height="0.45cm" fo:min-width="1.9cm"/>
    </style:style>
    <style:style style:name="gr9" style:family="graphic" style:parent-style-name="standard">
      <style:graphic-properties draw:textarea-horizontal-align="justify" draw:textarea-vertical-align="middle" draw:auto-grow-height="false" fo:min-height="0.45cm" fo:min-width="0.3cm"/>
    </style:style>
    <style:style style:name="gr10" style:family="graphic" style:parent-style-name="standard">
      <style:graphic-properties draw:textarea-horizontal-align="justify" draw:textarea-vertical-align="middle" draw:auto-grow-height="false" fo:min-height="4.65cm" fo:min-width="5.5cm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2.8cm"/>
    </style:style>
    <style:style style:name="gr12" style:family="graphic" style:parent-style-name="standard">
      <style:graphic-properties draw:textarea-horizontal-align="justify" draw:textarea-vertical-align="middle" draw:auto-grow-height="false" fo:min-height="2.15cm" fo:min-width="6.9cm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3.8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85cm" fo:min-width="1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4.1cm" svg:height="1.3cm" svg:x="3.1cm" svg:y="17.8cm">
          <text:p text:style-name="P1">Software Communiti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5cm" svg:height="1.5cm" svg:x="3.2cm" svg:y="15.5cm">
          <text:p text:style-name="P1"/>
          <text:p text:style-name="P1">Tool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9cm" svg:height="1.1cm" svg:x="3.2cm" svg:y="14cm">
          <text:p text:style-name="P1">Data Source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1.5cm" svg:x="16.7cm" svg:y="1.6cm">
          <text:p text:style-name="P1">Dashboards</text:p>
          <text:p text:style-name="P1">(kibana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1.5cm" svg:x="16.7cm" svg:y="3.9cm">
          <text:p text:style-name="P1">Reports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11.6cm" svg:height="2.7cm" svg:x="3.3cm" svg:y="10.7cm">
            <text:p text:style-name="P1">Perceval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" draw:layer="layout" svg:width="2cm" svg:height="0.7cm" svg:x="6.8cm" svg:y="12.2cm">
            <text:p text:style-name="P1"><text:span text:style-name="T1">GitHub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7" draw:text-style-name="P2" draw:layer="layout" svg:width="1.8cm" svg:height="0.7cm" svg:x="3.9cm" svg:y="12.2cm">
            <text:p text:style-name="P1"><text:span text:style-name="T1">Bugzilla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2" draw:layer="layout" svg:width="2.4cm" svg:height="0.7cm" svg:x="9cm" svg:y="12.2cm">
            <text:p text:style-name="P1"><text:span text:style-name="T1">Gerri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9" draw:text-style-name="P2" draw:layer="layout" svg:width="0.8cm" svg:height="0.7cm" svg:x="5.8cm" svg:y="12.2cm">
            <text:p text:style-name="P1"><text:span text:style-name="T1">Gi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8" draw:text-style-name="P2" draw:layer="layout" svg:width="2.4cm" svg:height="0.7cm" svg:x="11.5cm" svg:y="12.2cm">
            <text:p text:style-name="P1"><text:span text:style-name="T1">Others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ustom-shape draw:style-name="gr6" draw:text-style-name="P2" draw:layer="layout" svg:width="2cm" svg:height="0.7cm" svg:x="7.4cm" svg:y="15.5cm">
          <text:p text:style-name="P1"><text:span text:style-name="T1">GitHu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8cm" svg:height="0.7cm" svg:x="4.5cm" svg:y="15.5cm">
          <text:p text:style-name="P1"><text:span text:style-name="T1">Bugzilla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2.4cm" svg:height="0.7cm" svg:x="9.6cm" svg:y="15.5cm">
          <text:p text:style-name="P1"><text:span text:style-name="T1">Gerri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draw:layer="layout" svg:width="0.8cm" svg:height="0.7cm" svg:x="6.4cm" svg:y="15.5cm">
          <text:p text:style-name="P1"><text:span text:style-name="T1">Gi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2.4cm" svg:height="0.7cm" svg:x="12.1cm" svg:y="15.5cm">
          <text:p text:style-name="P1"><text:span text:style-name="T1">Other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draw:layer="layout" svg:width="6cm" svg:height="4.9cm" svg:x="4.9cm" svg:y="1.7cm">
          <text:p text:style-name="P1">OCEA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3cm" svg:height="1cm" svg:x="11.2cm" svg:y="1.8cm">
          <text:p text:style-name="P1">o2kibana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3cm" svg:height="1cm" svg:x="11.2cm" svg:y="3.7cm">
          <text:p text:style-name="P1">o2report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1.5cm" svg:x="16.8cm" svg:y="6.1cm">
          <text:p text:style-name="P1">MetricsGrimoire</text:p>
          <text:p text:style-name="P1">DBs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3cm" svg:height="1cm" svg:x="11.3cm" svg:y="5.5cm">
          <text:p text:style-name="P1">o2m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1.5cm" svg:x="22.1cm" svg:y="6.1cm">
          <text:p text:style-name="P1">GrimoireLib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7.4cm" svg:height="2.4cm" svg:x="15.4cm" svg:y="11.1cm">
          <text:p text:style-name="P1">MetricsGrimoire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3cm" svg:height="1cm" svg:x="15.4cm" svg:y="9.9cm">
          <text:p text:style-name="P1">mg2o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3cm" svg:height="1cm" svg:x="5.1cm" svg:y="9.4cm">
          <text:p text:style-name="P1">p2o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6.2cm" svg:y1="9.4cm" svg:x2="6.5cm" svg:y2="6.6cm">
          <text:p/>
        </draw:line>
        <draw:line draw:style-name="gr14" draw:text-style-name="P3" draw:layer="layout" svg:x1="16.2cm" svg:y1="9.8cm" svg:x2="9.4cm" svg:y2="6.7cm">
          <text:p/>
        </draw:line>
        <draw:line draw:style-name="gr14" draw:text-style-name="P3" draw:layer="layout" svg:x1="14.6cm" svg:y1="2.3cm" svg:x2="16.6cm" svg:y2="2.3cm">
          <text:p/>
        </draw:line>
        <draw:line draw:style-name="gr14" draw:text-style-name="P3" draw:layer="layout" svg:x1="14.6cm" svg:y1="4.2cm" svg:x2="16.6cm" svg:y2="4.2cm">
          <text:p/>
        </draw:line>
        <draw:line draw:style-name="gr14" draw:text-style-name="P3" draw:layer="layout" svg:x1="14.7cm" svg:y1="6.3cm" svg:x2="16.7cm" svg:y2="6.3cm">
          <text:p/>
        </draw:line>
        <draw:line draw:style-name="gr14" draw:text-style-name="P3" draw:layer="layout" svg:x1="15cm" svg:y1="17.8cm" svg:x2="15cm" svg:y2="16.2cm">
          <text:p/>
        </draw:line>
        <draw:line draw:style-name="gr14" draw:text-style-name="P3" draw:layer="layout" svg:x1="10.3cm" svg:y1="14.2cm" svg:x2="9cm" svg:y2="13.1cm">
          <text:p/>
        </draw:line>
        <draw:line draw:style-name="gr14" draw:text-style-name="P3" draw:layer="layout" svg:x1="15.7cm" svg:y1="14.3cm" svg:x2="17.1cm" svg:y2="13.2cm">
          <text:p/>
        </draw:line>
        <draw:line draw:style-name="gr14" draw:text-style-name="P3" draw:layer="layout" svg:x1="15cm" svg:y1="15.7cm" svg:x2="15cm" svg:y2="14.9cm">
          <text:p/>
        </draw:line>
        <draw:custom-shape draw:style-name="gr15" draw:text-style-name="P1" draw:layer="layout" svg:width="2.3cm" svg:height="1.1cm" svg:x="1.4cm" svg:y="1.4cm">
          <text:p text:style-name="P1"><text:span text:style-name="T2">SortingHat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3cm" svg:height="1.1cm" svg:x="1.4cm" svg:y="3.1cm">
          <text:p text:style-name="P1"><text:span text:style-name="T2">GitHub</text:span></text:p>
          <text:p text:style-name="P1"><text:span text:style-name="T2">Users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3cm" svg:height="1.1cm" svg:x="1.4cm" svg:y="4.6cm">
          <text:p text:style-name="P1"><text:span text:style-name="T2">GeoLoc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3cm" svg:height="1.1cm" svg:x="1.4cm" svg:y="6.3cm">
          <text:p text:style-name="P1"><text:span text:style-name="T2">Projects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3.7cm" svg:y1="1.7cm" svg:x2="4.9cm" svg:y2="2.5cm">
          <text:p/>
        </draw:line>
        <draw:line draw:style-name="gr14" draw:text-style-name="P3" draw:layer="layout" svg:x1="3.8cm" svg:y1="3.7cm" svg:x2="5cm" svg:y2="3.7cm">
          <text:p/>
        </draw:line>
        <draw:line draw:style-name="gr14" draw:text-style-name="P3" draw:layer="layout" svg:x1="3.7cm" svg:y1="5.2cm" svg:x2="4.9cm" svg:y2="4.8cm">
          <text:p/>
        </draw:line>
        <draw:line draw:style-name="gr14" draw:text-style-name="P3" draw:layer="layout" svg:x1="3.7cm" svg:y1="6.7cm" svg:x2="4.9cm" svg:y2="6.2cm">
          <text:p/>
        </draw:line>
        <draw:line draw:style-name="gr14" draw:text-style-name="P3" draw:layer="layout" svg:x1="10.5cm" svg:y1="2.3cm" svg:x2="11.4cm" svg:y2="2.3cm">
          <text:p/>
        </draw:line>
        <draw:line draw:style-name="gr14" draw:text-style-name="P3" draw:layer="layout" svg:x1="10.7cm" svg:y1="6cm" svg:x2="11.6cm" svg:y2="6cm">
          <text:p/>
        </draw:line>
        <draw:line draw:style-name="gr14" draw:text-style-name="P3" draw:layer="layout" svg:x1="10.5cm" svg:y1="4.2cm" svg:x2="11.4cm" svg:y2="4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cs </meta:initial-creator>
    <meta:creation-date>2015-11-23T04:43:38.678644186</meta:creation-date>
    <dc:date>2015-11-23T05:16:30.223542555</dc:date>
    <dc:creator>acs </dc:creator>
    <meta:editing-duration>PT46S</meta:editing-duration>
    <meta:editing-cycles>2</meta:editing-cycles>
    <meta:generator>LibreOffice/5.0.2.2$Linux_X86_64 LibreOffice_project/00m0$Build-2</meta:generator>
    <meta:document-statistic meta:object-count="46"/>
  </office:meta>
</office:document-meta>
</file>